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75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 table:number-columns-spanned="5" table:number-rows-spanned="1">
            <text:p>Fuel pump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torque</text:p>
          </table:table-cell>
          <table:table-cell office:value-type="string" calcext:value-type="string">
            <text:p>max RPM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fuel pump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7600" calcext:value-type="float">
            <text:p>7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6:44.912119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18:04.434799433</meta:creation-date>
    <dc:date>2019-03-28T11:58:13.672729970</dc:date>
    <meta:editing-duration>PT2M29S</meta:editing-duration>
    <meta:editing-cycles>3</meta:editing-cycles>
    <meta:generator>LibreOffice/5.1.6.2$Linux_X86_64 LibreOffice_project/10m0$Build-2</meta:generator>
    <meta:document-statistic meta:table-count="1" meta:cell-count="11" meta:object-count="0"/>
  </office:meta>
</office:document-meta>
</file>